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4c4c4c" draw:marker-start-width="0.38cm" draw:marker-end-width="0.38cm" draw:fill-color="#579d1c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2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cm" svg:stroke-color="#4b1f6f" draw:marker-start="Rounded_20_short_20_Arrow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7cm" svg:stroke-color="#83caff" draw:marker-start-width="0.41cm" draw:marker-end-width="0.41cm" draw:fill="none" draw:fill-color="#83caff" draw:textarea-horizontal-align="justify" draw:textarea-vertical-align="middle" draw:auto-grow-height="false" fo:padding-top="0.16cm" fo:padding-bottom="0.16cm" fo:padding-left="0.285cm" fo:padding-right="0.285cm"/>
    </style:style>
    <style:style style:name="gr8" style:family="graphic" style:parent-style-name="standard">
      <style:graphic-properties draw:stroke="solid" svg:stroke-width="0.07cm" svg:stroke-color="#ffd320" draw:marker-start-width="0.41cm" draw:marker-end-width="0.41cm" draw:fill="none" draw:fill-color="#ffd320" draw:textarea-horizontal-align="justify" draw:textarea-vertical-align="middle" draw:auto-grow-height="false" fo:padding-top="0.16cm" fo:padding-bottom="0.16cm" fo:padding-left="0.285cm" fo:padding-right="0.285cm"/>
    </style:style>
    <style:style style:name="gr9" style:family="graphic" style:parent-style-name="standard">
      <style:graphic-properties draw:stroke="solid" svg:stroke-width="0.07cm" svg:stroke-color="#c5000b" draw:marker-start-width="0.41cm" draw:marker-end-width="0.41cm" draw:fill="none" draw:fill-color="#c5000b" draw:textarea-horizontal-align="justify" draw:textarea-vertical-align="middle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svg:stroke-width="0.07cm" svg:stroke-color="#ffd320" draw:marker-start-width="0.41cm" draw:marker-end-width="0.41cm" draw:fill="none" draw:textarea-horizontal-align="justify" draw:textarea-vertical-align="middle" draw:auto-grow-height="false" fo:min-height="0cm" fo:min-width="0cm" fo:padding-top="0.16cm" fo:padding-bottom="0.16cm" fo:padding-left="0.1cm" fo:padding-right="0.1cm" fo:wrap-option="wrap"/>
    </style:style>
    <style:style style:name="gr12" style:family="graphic" style:parent-style-name="standard">
      <style:graphic-properties svg:stroke-width="0.07cm" svg:stroke-color="#4b1f6f" draw:marker-start-width="0.41cm" draw:marker-end-width="0.41cm" draw:fill="none" draw:textarea-horizontal-align="justify" draw:textarea-vertical-align="middle" draw:auto-grow-height="false" fo:min-height="0cm" fo:min-width="0cm" fo:padding-top="0.16cm" fo:padding-bottom="0.16cm" fo:padding-left="0.285cm" fo:padding-right="0.285cm" fo:wrap-option="no-wrap"/>
    </style:style>
    <style:style style:name="gr13" style:family="graphic" style:parent-style-name="standard">
      <style:graphic-properties draw:stroke="solid" svg:stroke-width="0.07cm" svg:stroke-color="#ff420e" draw:marker-start-width="0.41cm" draw:marker-end-width="0.41cm" draw:fill="none" draw:fill-color="#ffd320" draw:textarea-horizontal-align="left" draw:textarea-vertical-align="top" draw:auto-grow-height="false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 Condensed'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family="'DejaVu Sans Condensed'" style:font-family-generic="swiss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color="#ff420e" fo:font-weight="normal" style:font-weight-asian="normal" style:font-weight-complex="normal"/>
    </style:style>
    <style:style style:name="P7" style:family="paragraph">
      <style:paragraph-properties fo:text-align="center"/>
      <style:text-properties fo:color="#ff420e" fo:font-family="'DejaVu Sans Condensed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fo:font-family="'DejaVu Sans Condensed'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T2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DejaVu Sans Condensed'" style:font-family-generic="swiss" style:font-pitch="variable" fo:font-size="12pt" style:font-size-asian="12pt" style:font-size-complex="12pt"/>
    </style:style>
    <style:style style:name="T4" style:family="text">
      <style:text-properties fo:color="#ff420e" fo:font-family="'DejaVu Sans Condensed'" style:font-family-generic="swiss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5cm" svg:height="1cm" svg:x="7.6cm" svg:y="4cm">
          <text:p text:style-name="P1"><text:span text:style-name="T1">liste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16.4cm" svg:y="10.5cm">
          <text:p text:style-name="P1"><text:span text:style-name="T2">physi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cm" svg:height="1cm" svg:x="16.4cm" svg:y="9.25cm">
          <text:p text:style-name="P1"><text:span text:style-name="T2">Data 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cm" svg:height="1cm" svg:x="16.4cm" svg:y="8cm">
          <text:p text:style-name="P1"><text:span text:style-name="T2">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cm" svg:height="1cm" svg:x="16.4cm" svg:y="6.75cm">
          <text:p text:style-name="P1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0.35cm" svg:y1="5cm" svg:x2="10.375cm" svg:y2="6.75cm" draw:start-shape="id1" draw:start-glue-point="2" draw:end-shape="id2" draw:end-glue-point="0" svg:d="m10350 5000 25 1750">
          <text:p/>
        </draw:connector>
        <draw:custom-shape draw:style-name="gr7" draw:text-style-name="P3" draw:layer="layout" svg:width="5.5cm" svg:height="1cm" svg:x="4.75cm" svg:y="9.25cm">
          <text:p text:style-name="P1"><text:span text:style-name="T2">ethertype IPv4 : 0x800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5.5cm" svg:height="1cm" svg:x="10.5cm" svg:y="9.25cm">
          <text:p text:style-name="P1"><text:span text:style-name="T2">ethertype IPv6 : 0x86d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5cm" svg:height="1cm" svg:x="4.75cm" svg:y="8cm">
          <text:p text:style-name="P1"><text:span text:style-name="T2">IPv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5cm" svg:height="1cm" svg:x="10.5cm" svg:y="8cm">
          <text:p text:style-name="P1"><text:span text:style-name="T2">IPv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" draw:id="id2" draw:layer="layout" svg:width="11.25cm" svg:height="1cm" svg:x="4.75cm" svg:y="6.75cm">
          <text:p text:style-name="P1"><text:span text:style-name="T2">TCP |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cm" svg:height="1cm" svg:x="16.4cm" svg:y="4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3.125cm" svg:height="1.125cm" svg:x="1.175cm" svg:y="7.8cm">
          <text:p text:style-name="P4"><text:span text:style-name="T3">IPv4 mapped IPv6 addresses</text:span></text:p>
          <draw:enhanced-geometry svg:viewBox="0 0 21600 21600" draw:glue-points="10800 0 0 10800 10800 21600 21600 10800 ?f40 ?f41" draw:text-areas="0 0 21600 21600" draw:type="rectangular-callout" draw:modifiers="24771.5930902111 13312.9662522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3cm" svg:height="0.875cm" svg:x="4.225cm" svg:y="5.075cm">
          <text:p text:style-name="P1"><text:span text:style-name="T3">single socket</text:span></text:p>
          <draw:enhanced-geometry svg:viewBox="0 0 21600 21600" draw:glue-points="10800 0 0 10800 10800 21600 21600 10800 ?f40 ?f41" draw:text-areas="0 0 21600 21600" draw:type="rectangular-callout" draw:modifiers="44358.8137287571 18936.986301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layout" svg:width="10cm" svg:height="2.25cm" svg:x="3.8cm" svg:y="3.8cm">
          <text:p text:style-name="P6"><text:span text:style-name="T4">bindv6only =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3-03-01T11:17:17</dc:date>
    <meta:editing-duration>PT16H8M10S</meta:editing-duration>
    <meta:editing-cycles>59</meta:editing-cycles>
    <meta:generator>LibreOffice/3.5$Linux_X86_64 LibreOffice_project/350m1$Build-2</meta:generator>
    <meta:document-statistic meta:object-count="15"/>
  </office:meta>
</office:document-meta>
</file>